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func.frq</text:p>
          </table:table-cell>
          <table:table-cell office:value-type="string" calcext:value-type="string">
            <text:p>nrep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traits</text:p>
          </table:table-cell>
          <table:table-cell/>
          <table:table-cell office:value-type="string" calcext:value-type="string">
            <text:p>uniformLB</text:p>
          </table:table-cell>
          <table:table-cell office:value-type="string" calcext:value-type="string">
            <text:p>unifrmUB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#snp</text:p>
          </table:table-cell>
          <table:table-cell office:value-type="string" calcext:value-type="string">
            <text:p>skat1</text:p>
          </table:table-cell>
          <table:table-cell office:value-type="string" calcext:value-type="string">
            <text:p>skat2</text:p>
          </table:table-cell>
          <table:table-cell office:value-type="string" calcext:value-type="string">
            <text:p>skat3</text:p>
          </table:table-cell>
          <table:table-cell office:value-type="string" calcext:value-type="string">
            <text:p>skat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2213090457351" calcext:value-type="float">
            <text:p>0.079221309</text:p>
          </table:table-cell>
          <table:table-cell office:value-type="float" office:value="270" calcext:value-type="float">
            <text:p>27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3877769201409" calcext:value-type="float">
            <text:p>0.0843877769</text:p>
          </table:table-cell>
          <table:table-cell office:value-type="float" office:value="223" calcext:value-type="float">
            <text:p>22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844915090023" calcext:value-type="float">
            <text:p>0.0918449151</text:p>
          </table:table-cell>
          <table:table-cell office:value-type="float" office:value="273" calcext:value-type="float">
            <text:p>27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25" calcext:value-type="float">
            <text:p>0.225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5162469165741" calcext:value-type="float">
            <text:p>0.0995162469</text:p>
          </table:table-cell>
          <table:table-cell office:value-type="float" office:value="266" calcext:value-type="float">
            <text:p>2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4" calcext:value-type="float">
            <text:p>0.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678" calcext:value-type="float">
            <text:p>0.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5:15:10.122497722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79" meta:object-count="0"/>
  </office:meta>
</office:document-meta>
</file>